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26.30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.051cm" fo:line-height="100%" fo:text-indent="0cm"/>
    </style:style>
    <style:style style:name="T1" style:family="text">
      <style:text-properties style:use-window-font-color="true" loext:opacity="0%" style:text-outline="false" style:text-line-through-style="none" style:text-line-through-type="none" fo:font-size="22pt" fo:letter-spacing="normal" fo:font-style="normal" fo:text-shadow="none" style:text-underline-style="none" fo:font-weight="bold" style:letter-kerning="true" style:font-name-asian="DejaVu Sans1" style:font-size-asian="21pt" style:font-style-asian="normal" style:font-weight-asian="bold" style:font-name-complex="DejaVu Sans1" style:font-size-complex="2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9pt" style:font-style-asian="normal" style:font-weight-asian="bold" style:font-name-complex="DejaVu Sans1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size-asian="12pt" style:font-weight-asian="bold" style:font-size-complex="12pt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7.526cm" svg:height="26.556cm" svg:x="2.032cm" svg:y="1.016cm">
          <draw:text-box>
            <text:p><text:span text:style-name="T1">Joel Parker Henderson • Guide Publications</text:span></text:p>
            <text:p text:style-name="P1"><text:span text:style-name="T2"><text:line-break/></text:span><text:span text:style-name="T3">joel@joelparkerhenderson.com • </text:span><text:span text:style-name="T3"><text:a xlink:href="https://linktr.ee/joelparkerhenderson" xlink:type="simple">https://linkr.ee/joelparkerhenderson</text:a></text:span></text:p>
            <text:p><text:span text:style-name="T4"/></text:p>
            <text:p><text:span text:style-name="T5">GUIDE BOOK PUBLICATIONS FOR TECHNOLOGY LEADERS &amp; PRACTITIONERS</text:span></text:p>
            <text:p><text:span text:style-name="T6"/></text:p>
            <text:p><text:span text:style-name="T7">Startup Business Guide</text:span></text:p>
            <text:p text:style-name="P1"><text:span text:style-name="T7">∘ </text:span><text:span text:style-name="T6"><text:a xlink:href="https://gumroad.com/l/startup-business-guide" xlink:type="simple">https://gumroad.com/l/startup-business-guide</text:a></text:span></text:p>
            <text:p text:style-name="P1"><text:span text:style-name="T6">∘ </text:span><text:span text:style-name="T6">Covers concepts that help with entrepreneurship, especially for new software companies.</text:span></text:p>
            <text:p><text:span text:style-name="T6">∘ </text:span><text:span text:style-name="T6">Examples are pitch decks, market/customer/product discovery, product-market fit (PMF),</text:span><text:span text:style-name="T6"><text:line-break/></text:span><text:span text:style-name="T6"> <text:s/>minimum viable product (MVP), technology sectors, company roles and responsibilities,</text:span><text:span text:style-name="T6"><text:line-break/></text:span><text:span text:style-name="T6"> <text:s/>sales and marketing, venture capital (VC) investment, legal entities, and work contracts.</text:span></text:p>
            <text:p><text:span text:style-name="T6"/></text:p>
            <text:p><text:span text:style-name="T7">Innovation Partnership Guide</text:span></text:p>
            <text:p text:style-name="P1"><text:span text:style-name="T6">∘ </text:span><text:span text:style-name="T6"><text:a xlink:href="https://gumroad.com/l/innovation-partnership-guide" xlink:type="simple">https://gumroad.com/l/innovation-partnership-guide</text:a></text:span></text:p>
            <text:p><text:span text:style-name="T7">∘ </text:span><text:span text:style-name="T6">Covers innovation creation collaborations, especially for inter-organizational programs.</text:span></text:p>
            <text:p><text:span text:style-name="T7">∘ </text:span><text:span text:style-name="T6">Examples are joint venture approaches, culture, strategic alignment, long waves, Partner</text:span><text:span text:style-name="T6"><text:line-break/></text:span><text:span text:style-name="T6"> <text:s/>Readiness Level (PRL), Partner Relationship Management (PRM), technology transfer</text:span><text:span text:style-name="T6"><text:line-break/></text:span><text:span text:style-name="T6"> <text:s/>agreements, spinoffs and spinouts, AI, and business analysis tools.</text:span></text:p>
            <text:p><text:span text:style-name="T6"/></text:p>
            <text:p><text:span text:style-name="T7">Business Lingo Guide</text:span></text:p>
            <text:p><text:span text:style-name="T7">∘ </text:span><text:span text:style-name="T6"><text:a xlink:href="https://gumroad.com/l/business-lingo-guide" xlink:type="simple">https://gumroad.com/l/business-lingo-guide</text:a></text:span></text:p>
            <text:p text:style-name="P1"><text:span text:style-name="T7">∘ </text:span><text:span text:style-name="T6">Covers popular work terminology to foster cross-cultural communication thus teamwork.</text:span></text:p>
            <text:p text:style-name="P1"><text:span text:style-name="T7">∘ </text:span><text:span text:style-name="T6">Examples are laws "Conway's Law" and “Brooks’ Law”, aphorisms "The Pareto Principle"</text:span><text:span text:style-name="T6"><text:line-break/></text:span><text:span text:style-name="T6"> <text:s/>and “Chesterton’s fence”, idioms "Boil the ocean" and "Unknown unknowns", and</text:span><text:span text:style-name="T6"><text:line-break/></text:span><text:span text:style-name="T6"> <text:s/>quotations "Execution eats strategy for lunch" and "Perfect is the enemy of good”. </text:span></text:p>
            <text:p><text:span text:style-name="T6"/></text:p>
            <text:p><text:span text:style-name="T7">Project Management Guide</text:span></text:p>
            <text:p text:style-name="P1"><text:span text:style-name="T6">∘ </text:span><text:span text:style-name="T6"><text:a xlink:href="https://gumroad.com/l/project-management-guide" xlink:type="simple">https://gumroad.com/l/project-management-guide</text:a></text:span></text:p>
            <text:p text:style-name="P1"><text:span text:style-name="T6">∘ </text:span><text:span text:style-name="T6">Covers concepts that help with leading projects, programs, and portfolios. </text:span></text:p>
            <text:p><text:span text:style-name="T6">∘ </text:span><text:span text:style-name="T6">Examples are Project Management Life Cycle (PMLC), SMART criteria, change</text:span><text:span text:style-name="T6"><text:line-break/></text:span><text:span text:style-name="T6"> <text:s/>management, Objectives and Key Results (OKRs), Key Performance Indicators (KPIs),</text:span><text:span text:style-name="T6"><text:line-break/></text:span><text:span text:style-name="T6"> <text:s/>Work Breakdown Structure (WBS), digital transformation, agile, lean, and kaizen.</text:span></text:p>
            <text:p><text:span text:style-name="T6"/></text:p>
            <text:p><text:span text:style-name="T7">UI/UX Design Guide</text:span></text:p>
            <text:p text:style-name="P1"><text:span text:style-name="T6">∘ </text:span><text:span text:style-name="T6"><text:a xlink:href="https://gumroad.com/l/ui-ux-design-guide" xlink:type="simple">https://gumroad.com/l/ui-ux-design-guide</text:a></text:span></text:p>
            <text:p text:style-name="P1"><text:span text:style-name="T6">∘ </text:span><text:span text:style-name="T6">Covers user interface (UI) design and user experience (UX) development. </text:span></text:p>
            <text:p><text:span text:style-name="T6">∘ </text:span><text:span text:style-name="T6">Examples are User-Centered Design (UCD), Information Architecture (IA), design</text:span><text:span text:style-name="T6"><text:line-break/></text:span><text:span text:style-name="T6"> <text:s/>management, task analysis, ideation, mockups, use cases, user stories, model diagrams,</text:span><text:span text:style-name="T6"><text:line-break/></text:span><text:span text:style-name="T6"> <text:s/>affordances, accessibility, internationalization/localization, UI/UX testing, and AI for UI/UX. </text:span></text:p>
            <text:p><text:span text:style-name="T6"/></text:p>
            <text:p><text:span text:style-name="T7">AI Starter Guide</text:span></text:p>
            <text:p text:style-name="P1"><text:span text:style-name="T6">∘ </text:span><text:span text:style-name="T6"><text:a xlink:href="https://gumroad.com/l/ai-starter-guide" xlink:type="simple">https://gumroad.com/l/ai-starter-guide</text:a></text:span></text:p>
            <text:p text:style-name="P1"><text:span text:style-name="T6">∘ </text:span><text:span text:style-name="T6">Covers artificial intelligence topics and machine learning approaches. </text:span></text:p>
            <text:p><text:span text:style-name="T6">∘ </text:span><text:span text:style-name="T6">Examples are AI tools for processes, AI benefits for industry sectors, AI ethics, neural</text:span><text:span text:style-name="T6"><text:line-break/></text:span><text:span text:style-name="T6"> <text:s/>networks, supervised/ unsupervised learning, ensembles, clustering, anomaly detection,</text:span><text:span text:style-name="T6"><text:line-break/></text:span><text:span text:style-name="T6"> <text:s/>dimensionality reduction, loss functions, kernel tricks, and AI/ML performance metrics.</text:span></text:p>
            <text:p><text:span text:style-name="T6"/></text:p>
            <text:p><text:span text:style-name="T7">Software Programming Guide</text:span></text:p>
            <text:p text:style-name="P1"><text:span text:style-name="T6">∘ </text:span><text:span text:style-name="T6"><text:a xlink:href="https://gumroad.com/l/software-programming-guide" xlink:type="simple">https://gumroad.com/l/software-programming-guide</text:a></text:span></text:p>
            <text:p text:style-name="P1"><text:span text:style-name="T6">∘ </text:span><text:span text:style-name="T6">Covers industry practices for software programming, development, and deployment.</text:span></text:p>
            <text:p><text:span text:style-name="T6">∘ </text:span><text:span text:style-name="T6">Examples are programming paradigms, algorithms and data structures, design patterns,</text:span><text:span text:style-name="T6"><text:line-break/></text:span><text:span text:style-name="T6"> <text:s/>database implementations, distributed ledgers, asynchronicity, concurrency, parallelism,</text:span><text:span text:style-name="T6"><text:line-break/></text:span><text:span text:style-name="T6"> <text:s/>monolith and microservice architectures, testing, version control, devops, and security.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Condensed" style:font-family-generic="swiss"/>
    <style:font-face style:name="DejaVu Sans1" svg:font-family="'DejaVu Sans'" style:font-family-generic="system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2" draw:fill="none"/>
      <style:paragraph-properties fo:margin-top="0cm" fo:margin-bottom="0.102cm"/>
      <style:text-properties style:font-name="Helvetica" fo:font-family="Helvetica" style:font-style-name="Regular" style:font-family-generic="swiss" style:font-pitch="variable" fo:font-size="11pt"/>
    </style:style>
    <style:style style:name="textbody" style:family="graphic" style:parent-style-name="standard">
      <style:graphic-properties draw:stroke="none" draw:stroke-dash="Dashed_20__28_var_29__20_2" draw:fill="none"/>
      <style:text-properties style:font-name="Helvetica" fo:font-family="Helvetica" style:font-style-name="Regular" style:font-family-generic="swiss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2.032cm" fo:margin-right="2.03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7:24:42.933989777</dc:date>
    <meta:editing-duration>P1DT2H32M18S</meta:editing-duration>
    <meta:editing-cycles>51</meta:editing-cycles>
    <meta:generator>LibreOffice/24.8.2.1$MacOSX_AARCH64 LibreOffice_project/0f794b6e29741098670a3b95d60478a65d05ef13</meta:generator>
    <meta:print-date>2024-11-06T15:38:26.614208418</meta:print-date>
    <meta:printed-by>PDF files</meta:printed-by>
    <meta:document-statistic meta:object-count="1"/>
  </office:meta>
</office:document-meta>
</file>